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B000000144A2F031EB5B044D4.png" manifest:media-type="image/png"/>
  <manifest:file-entry manifest:full-path="Pictures/100001E2000001970000013048E5CEE4BB8E0D4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e9a9" draw:textarea-horizontal-align="justify" draw:textarea-vertical-align="top" draw:auto-grow-height="false" fo:min-height="18.75cm" fo:min-width="27.2cm"/>
      <style:paragraph-properties style:writing-mode="lr-tb"/>
    </style:style>
    <style:style style:name="gr2" style:family="graphic" style:parent-style-name="standard">
      <style:graphic-properties draw:fill-color="#f9cfb5" draw:textarea-horizontal-align="justify" draw:textarea-vertical-align="top" draw:auto-grow-height="false" fo:min-height="0.75cm" fo:min-width="3.2cm"/>
      <style:paragraph-properties style:writing-mode="lr-tb"/>
    </style:style>
    <style:style style:name="gr3" style:family="graphic" style:parent-style-name="standard">
      <style:graphic-properties draw:fill-color="#ccf4c6" draw:textarea-horizontal-align="justify" draw:textarea-vertical-align="top" draw:auto-grow-height="false" fo:min-height="0.75cm" fo:min-width="3.6cm"/>
      <style:paragraph-properties style:writing-mode="lr-tb"/>
    </style:style>
    <style:style style:name="gr4" style:family="graphic" style:parent-style-name="standard">
      <style:graphic-properties draw:stroke="none" svg:stroke-width="0cm" draw:marker-start-width="0.279cm" draw:marker-end-width="0.279cm" draw:fill-color="#1c99e0" draw:textarea-horizontal-align="justify" draw:textarea-vertical-align="top" draw:auto-grow-height="false" fo:min-height="15.998cm" fo:min-width="26.748cm" fo:padding-top="0.151cm" fo:padding-bottom="0.151cm" fo:padding-left="0.276cm" fo:padding-right="0.276cm"/>
    </style:style>
    <style:style style:name="gr5" style:family="graphic" style:parent-style-name="standard">
      <style:graphic-properties draw:fill-color="#aadcf7" draw:textarea-horizontal-align="justify" draw:textarea-vertical-align="top" draw:auto-grow-height="false" fo:min-height="4.55cm" fo:min-width="15.7cm"/>
      <style:paragraph-properties style:writing-mode="lr-tb"/>
    </style:style>
    <style:style style:name="gr6" style:family="graphic" style:parent-style-name="standard">
      <style:graphic-properties draw:fill-color="#aadcf7" draw:textarea-horizontal-align="justify" draw:textarea-vertical-align="top" draw:auto-grow-height="false" fo:min-height="6.95cm" fo:min-width="7.2cm"/>
      <style:paragraph-properties style:writing-mode="lr-tb"/>
    </style:style>
    <style:style style:name="gr7" style:family="graphic" style:parent-style-name="standard">
      <style:graphic-properties draw:fill-color="#aadcf7" draw:textarea-horizontal-align="justify" draw:textarea-vertical-align="top" draw:auto-grow-height="false" fo:min-height="0.79cm" fo:min-width="7.2cm"/>
      <style:paragraph-properties style:writing-mode="lr-tb"/>
    </style:style>
    <style:style style:name="gr8" style:family="graphic" style:parent-style-name="standard">
      <style:graphic-properties draw:fill-color="#aadcf7" draw:textarea-horizontal-align="justify" draw:textarea-vertical-align="top" draw:auto-grow-height="false" fo:min-height="0.789cm" fo:min-width="7.2cm"/>
      <style:paragraph-properties style:writing-mode="lr-tb"/>
    </style:style>
    <style:style style:name="gr9" style:family="graphic" style:parent-style-name="standard">
      <style:graphic-properties draw:fill-color="#63bbee" draw:textarea-horizontal-align="justify" draw:textarea-vertical-align="top" draw:auto-grow-height="false" fo:min-height="6.25cm" fo:min-width="6.1cm"/>
      <style:paragraph-properties style:writing-mode="lr-tb"/>
    </style:style>
    <style:style style:name="gr10" style:family="graphic" style:parent-style-name="standard">
      <style:graphic-properties draw:fill-color="#63bbee" draw:textarea-horizontal-align="justify" draw:textarea-vertical-align="top" draw:auto-grow-height="false" fo:min-height="0.75cm" fo:min-width="6.1cm"/>
      <style:paragraph-properties style:writing-mode="lr-tb"/>
    </style:style>
    <style:style style:name="gr11" style:family="graphic" style:parent-style-name="standard">
      <style:graphic-properties draw:fill-color="#aadcf7" draw:textarea-horizontal-align="justify" draw:textarea-vertical-align="top" draw:auto-grow-height="false" fo:min-height="4.65cm" fo:min-width="7.7cm"/>
      <style:paragraph-properties style:writing-mode="lr-tb"/>
    </style:style>
    <style:style style:name="gr12" style:family="graphic" style:parent-style-name="standard">
      <style:graphic-properties draw:fill-color="#63bbee" draw:textarea-horizontal-align="justify" draw:textarea-vertical-align="top" draw:auto-grow-height="false" fo:min-height="0.85cm" fo:min-width="8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63bbee" draw:textarea-horizontal-align="justify" draw:textarea-vertical-align="top" draw:auto-grow-height="false" fo:min-height="1.45cm" fo:min-width="7.4cm"/>
      <style:paragraph-properties style:writing-mode="lr-tb"/>
    </style:style>
    <style:style style:name="gr15" style:family="graphic" style:parent-style-name="standard">
      <style:graphic-properties draw:fill-color="#63bbee" draw:textarea-horizontal-align="justify" draw:textarea-vertical-align="top" draw:auto-grow-height="false" fo:min-height="1.55cm" fo:min-width="6.1cm"/>
      <style:paragraph-properties style:writing-mode="lr-tb"/>
    </style:style>
    <style:style style:name="gr16" style:family="graphic" style:parent-style-name="standard">
      <style:graphic-properties draw:fill-color="#63bbee" draw:textarea-horizontal-align="justify" draw:textarea-vertical-align="top" draw:auto-grow-height="false" fo:min-height="0.373cm" fo:min-width="8cm"/>
      <style:paragraph-properties style:writing-mode="lr-tb"/>
    </style:style>
    <style:style style:name="gr17" style:family="graphic" style:parent-style-name="standard">
      <style:graphic-properties draw:fill-color="#63bbee" draw:textarea-horizontal-align="justify" draw:textarea-vertical-align="top" draw:auto-grow-height="false" fo:min-height="0.75cm" fo:min-width="4.5cm"/>
      <style:paragraph-properties style:writing-mode="lr-tb"/>
    </style:style>
    <style:style style:name="gr18" style:family="graphic" style:parent-style-name="standard">
      <style:graphic-properties draw:fill-color="#63bbee" draw:textarea-horizontal-align="justify" draw:textarea-vertical-align="top" draw:auto-grow-height="false" fo:min-height="0.75cm" fo:min-width="5.7cm"/>
      <style:paragraph-properties style:writing-mode="lr-tb"/>
    </style:style>
    <style:style style:name="gr19" style:family="graphic" style:parent-style-name="standard">
      <style:graphic-properties draw:fill-color="#63bbee" draw:textarea-horizontal-align="justify" draw:textarea-vertical-align="top" draw:auto-grow-height="false" fo:min-height="0.75cm" fo:min-width="6.7cm"/>
      <style:paragraph-properties style:writing-mode="lr-tb"/>
    </style:style>
    <style:style style:name="gr20" style:family="graphic" style:parent-style-name="standard">
      <style:graphic-properties draw:fill-color="#63bbee" draw:textarea-horizontal-align="justify" draw:textarea-vertical-align="top" draw:auto-grow-height="false" fo:min-height="0.75cm" fo:min-width="5.5cm"/>
      <style:paragraph-properties style:writing-mode="lr-tb"/>
    </style:style>
    <style:style style:name="gr21" style:family="graphic" style:parent-style-name="standard">
      <style:graphic-properties draw:fill-color="#00a0fc" draw:textarea-horizontal-align="justify" draw:textarea-vertical-align="top" draw:auto-grow-height="false" fo:min-height="0.75cm" fo:min-width="5.5cm"/>
      <style:paragraph-properties style:writing-mode="lr-tb"/>
    </style:style>
    <style:style style:name="gr22" style:family="graphic" style:parent-style-name="standard">
      <style:graphic-properties draw:fill-color="#63bbee" draw:textarea-horizontal-align="justify" draw:textarea-vertical-align="top" draw:auto-grow-height="false" fo:min-height="0.75cm" fo:min-width="4.8cm"/>
      <style:paragraph-properties style:writing-mode="lr-tb"/>
    </style:style>
    <style:style style:name="gr23" style:family="graphic" style:parent-style-name="standard">
      <style:graphic-properties draw:fill-color="#63bbee" draw:textarea-horizontal-align="justify" draw:textarea-vertical-align="top" draw:auto-grow-height="false" fo:min-height="0.75cm" fo:min-width="7.8cm"/>
      <style:paragraph-properties style:writing-mode="lr-tb"/>
    </style:style>
    <style:style style:name="gr24" style:family="graphic" style:parent-style-name="standard">
      <style:graphic-properties draw:fill-color="#63bbee" draw:textarea-horizontal-align="justify" draw:textarea-vertical-align="top" draw:auto-grow-height="false" fo:min-height="1.45cm" fo:min-width="5.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fo:min-height="0.55cm"/>
      <style:paragraph-properties style:writing-mode="lr-tb"/>
    </style:style>
    <style:style style:name="gr26" style:family="graphic" style:parent-style-name="standard">
      <style:graphic-properties draw:fill-color="#ccf4c6" draw:textarea-horizontal-align="justify" draw:textarea-vertical-align="middle" draw:auto-grow-height="false" fo:min-height="0.365cm" fo:min-width="0.115cm"/>
    </style:style>
    <style:style style:name="gr2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de9a9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9cfb5"/>
      <style:paragraph-properties fo:text-align="center"/>
    </style:style>
    <style:style style:name="P5" style:family="paragraph">
      <loext:graphic-properties draw:fill-color="#ccf4c6"/>
      <style:paragraph-properties fo:text-align="center"/>
    </style:style>
    <style:style style:name="P6" style:family="paragraph">
      <loext:graphic-properties draw:fill-color="#1c99e0"/>
      <style:paragraph-properties fo:text-align="start"/>
    </style:style>
    <style:style style:name="P7" style:family="paragraph">
      <loext:graphic-properties draw:fill-color="#aadcf7"/>
      <style:paragraph-properties fo:text-align="start"/>
    </style:style>
    <style:style style:name="P8" style:family="paragraph">
      <style:paragraph-properties fo:text-align="start"/>
      <style:text-properties fo:font-size="9pt"/>
    </style:style>
    <style:style style:name="P9" style:family="paragraph">
      <loext:graphic-properties draw:fill-color="#aadcf7"/>
      <style:paragraph-properties fo:text-align="start"/>
      <style:text-properties fo:font-size="9pt"/>
    </style:style>
    <style:style style:name="P10" style:family="paragraph">
      <loext:graphic-properties draw:fill-color="#63bbee"/>
      <style:paragraph-properties fo:text-align="star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63bbee"/>
      <style:paragraph-properties fo:text-align="start"/>
      <style:text-properties fo:font-size="9pt"/>
    </style:style>
    <style:style style:name="P13" style:family="paragraph">
      <loext:graphic-properties draw:fill-color="#00a0fc"/>
      <style:paragraph-properties fo:text-align="star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size="11pt" style:font-size-asian="11pt" style:font-size-complex="11pt"/>
    </style:style>
    <style:style style:name="P16" style:family="paragraph">
      <loext:graphic-properties draw:fill="none" draw:fill-color="#ffffff"/>
    </style:style>
    <style:style style:name="T1" style:family="text">
      <style:text-properties style:font-name="DIN 1451 Mittelschrift1" fo:font-size="11pt" style:font-name-asian="DIN 1451 Mittelschrift1" style:font-size-asian="11pt" style:font-name-complex="DIN 1451 Mittelschrift1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7.7cm" svg:height="19cm" svg:x="1cm" svg:y="1cm">
          <text:p text:style-name="P1">Engineering Dat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cm" svg:x="1.2cm" svg:y="2.2cm">
          <text:p text:style-name="P3">Softwar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1cm" svg:height="1cm" svg:x="4.9cm" svg:y="2.2cm">
          <text:p text:style-name="P3">Electronics</text:p>
          <draw:enhanced-geometry svg:viewBox="0 0 21600 21600" draw:type="rectangle" draw:enhanced-path="M 0 0 L 21600 0 21600 21600 0 21600 0 0 Z N"/>
        </draw:custom-shape>
        <draw:path draw:style-name="gr4" draw:text-style-name="P6" draw:layer="layout" svg:width="27.352cm" svg:height="17.326cm" svg:x="1.173cm" svg:y="2.2cm" svg:viewBox="0 0 27353 17327" svg:d="M13 17323c-4-2-7-6-9-10-3-4-4-8-4-13v-16300c0-5 1-9 4-13 2-4 5-8 9-10s9-3 14-3h7800v-974h4100v974h15400c4 0 9 1 13 3s7 6 9 10c3 4 4 8 4 13v16300c0 5-1 9-4 13-2 4-5 8-9 10s-9 4-13 4h-27300c-5 0-10-2-14-4z">
          <text:p/>
        </draw:path>
        <draw:custom-shape draw:style-name="gr5" draw:text-style-name="P7" xml:id="id15" draw:id="id15" draw:layer="layout" svg:width="16.2cm" svg:height="4.8cm" svg:x="1.5cm" svg:y="3.8cm">
          <text:p text:style-name="P1">Assembly specification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7.7cm" svg:height="7.2cm" svg:x="1.5cm" svg:y="9.3cm">
          <text:p text:style-name="P1">Component specification 1</text:p>
          <draw:enhanced-geometry svg:viewBox="0 0 21600 21600" draw:type="rectangle" draw:enhanced-path="M 0 0 L 21600 0 21600 21600 0 21600 0 0 Z N"/>
        </draw:custom-shape>
        <draw:custom-shape draw:style-name="gr7" draw:text-style-name="P9" xml:id="id12" draw:id="id12" draw:layer="layout" svg:width="7.7cm" svg:height="1.04cm" svg:x="1.5cm" svg:y="16.7cm">
          <text:p text:style-name="P8">Component </text:p>
          <text:p text:style-name="P8">specification 2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7.7cm" svg:height="1.039cm" svg:x="1.5cm" svg:y="18.061cm">
          <text:p text:style-name="P8">Component </text:p>
          <text:p text:style-name="P8">specification n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6.6cm" svg:height="6.5cm" svg:x="21.1cm" svg:y="9.4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10" xml:id="id3" draw:id="id3" draw:layer="layout" svg:width="6.6cm" svg:height="1cm" svg:x="21.1cm" svg:y="16.1cm">
          <text:p text:style-name="P1">STEP export</text:p>
          <draw:enhanced-geometry svg:viewBox="0 0 21600 21600" draw:type="rectangle" draw:enhanced-path="M 0 0 L 21600 0 21600 21600 0 21600 0 0 Z N"/>
        </draw:custom-shape>
        <draw:custom-shape draw:style-name="gr10" draw:text-style-name="P10" xml:id="id4" draw:id="id4" draw:layer="layout" svg:width="6.6cm" svg:height="1cm" svg:x="21.1cm" svg:y="17.2cm">
          <text:p text:style-name="P1">STL export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6.6cm" svg:height="1cm" svg:x="21.1cm" svg:y="18.3cm">
          <text:p text:style-name="P1">.3mf w/ parameters</text:p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8.2cm" svg:height="4.9cm" svg:x="10.4cm" svg:y="14.2cm">
          <text:p text:style-name="P1">Native CAD data assembly</text:p>
          <text:p text:style-name="P1">&amp; common reference data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8.5cm" svg:height="1.1cm" svg:x="11.1cm" svg:y="15.9cm">
          <text:p text:style-name="P1">Native CAD data component 1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svg:x1="19.6cm" svg:y1="16.45cm" svg:x2="21.1cm" svg:y2="12.65cm" draw:start-shape="id1" draw:start-glue-point="1" draw:end-shape="id2" draw:end-glue-point="3" svg:d="M19600 16450h501l498-3800h501" svg:viewBox="0 0 1501 3801">
          <text:p/>
        </draw:connector>
        <draw:connector draw:style-name="gr13" draw:text-style-name="P11" draw:layer="layout" draw:type="lines" svg:x1="19.6cm" svg:y1="16.45cm" svg:x2="21.1cm" svg:y2="16.6cm" draw:start-shape="id1" draw:start-glue-point="1" draw:end-shape="id3" draw:end-glue-point="3" svg:d="M19600 16450h501l498 150h501" svg:viewBox="0 0 1501 151">
          <text:p/>
        </draw:connector>
        <draw:connector draw:style-name="gr13" draw:text-style-name="P11" draw:layer="layout" draw:type="lines" svg:x1="19.6cm" svg:y1="16.45cm" svg:x2="21.1cm" svg:y2="17.7cm" draw:start-shape="id1" draw:start-glue-point="1" draw:end-shape="id4" draw:end-glue-point="3" svg:d="M19600 16450h501l498 1250h501" svg:viewBox="0 0 1501 1251">
          <text:p/>
        </draw:connector>
        <draw:connector draw:style-name="gr13" draw:text-style-name="P11" draw:layer="layout" draw:type="lines" svg:x1="19.6cm" svg:y1="16.45cm" svg:x2="21.1cm" svg:y2="18.8cm" draw:start-shape="id1" draw:start-glue-point="1" draw:end-shape="id5" draw:end-glue-point="3" svg:d="M19600 16450h501l498 2350h501" svg:viewBox="0 0 1501 2351">
          <text:p/>
        </draw:connector>
        <draw:custom-shape draw:style-name="gr14" draw:text-style-name="P10" xml:id="id7" draw:id="id7" draw:layer="layout" svg:width="7.9cm" svg:height="1.7cm" svg:x="19.8cm" svg:y="3.9cm">
          <text:p text:style-name="P1">CAE / simulation data</text:p>
          <text:p text:style-name="P1">FEA, CFD, kinematics, ...</text:p>
          <draw:enhanced-geometry svg:viewBox="0 0 21600 21600" draw:type="rectangle" draw:enhanced-path="M 0 0 L 21600 0 21600 21600 0 21600 0 0 Z N"/>
        </draw:custom-shape>
        <draw:custom-shape draw:style-name="gr15" draw:text-style-name="P10" xml:id="id8" draw:id="id8" draw:layer="layout" svg:width="6.6cm" svg:height="1.8cm" svg:x="21.1cm" svg:y="6.1cm">
          <text:p text:style-name="P1">2D Drawing or</text:p>
          <text:p text:style-name="P1">Model-based definition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6.6cm" svg:height="1cm" svg:x="21.1cm" svg:y="8cm">
          <text:p text:style-name="P1">STEP export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draw:line-skew="-0.399cm -0.199cm" svg:x1="14.5cm" svg:y1="14.2cm" svg:x2="19.8cm" svg:y2="4.75cm" draw:start-shape="id6" draw:start-glue-point="0" draw:end-shape="id7" draw:end-glue-point="3" svg:d="M14500 14200v-900l4600-8550h700" svg:viewBox="0 0 5301 9451">
          <text:p/>
        </draw:connector>
        <draw:connector draw:style-name="gr13" draw:text-style-name="P11" draw:layer="layout" draw:type="lines" svg:x1="14.5cm" svg:y1="14.2cm" svg:x2="21.1cm" svg:y2="7cm" draw:start-shape="id6" draw:start-glue-point="0" draw:end-shape="id8" draw:end-glue-point="3" svg:d="M14500 14200v-501l6099-6699h501" svg:viewBox="0 0 6601 7201">
          <text:p/>
        </draw:connector>
        <draw:connector draw:style-name="gr13" draw:text-style-name="P11" draw:layer="layout" draw:type="lines" svg:x1="14.5cm" svg:y1="14.2cm" svg:x2="21.1cm" svg:y2="8.5cm" draw:start-shape="id6" draw:start-glue-point="0" draw:end-shape="id9" draw:end-glue-point="3" svg:d="M14500 14200v-501l6099-5199h501" svg:viewBox="0 0 6601 5701">
          <text:p/>
        </draw:connector>
        <draw:custom-shape draw:style-name="gr16" draw:text-style-name="P12" xml:id="id11" draw:id="id11" draw:layer="layout" svg:width="8.5cm" svg:height="0.623cm" svg:x="11.1cm" svg:y="17.2cm">
          <text:p text:style-name="P8">Native CAD data component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xml:id="id13" draw:id="id13" draw:layer="layout" svg:width="8.5cm" svg:height="0.623cm" svg:x="11.1cm" svg:y="18.277cm">
          <text:p text:style-name="P8">Native CAD data component 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1" draw:layer="layout" draw:type="lines" svg:x1="11.1cm" svg:y1="16.45cm" svg:x2="9.2cm" svg:y2="12.9cm" draw:start-shape="id1" draw:end-shape="id10" draw:end-glue-point="1" svg:d="M11100 16450h-501l-898-3550h-501" svg:viewBox="0 0 1901 3551">
          <text:p/>
        </draw:connector>
        <draw:connector draw:style-name="gr13" draw:text-style-name="P11" draw:layer="layout" draw:type="lines" svg:x1="11.1cm" svg:y1="17.511cm" svg:x2="9.2cm" svg:y2="17.22cm" draw:start-shape="id11" draw:start-glue-point="3" draw:end-shape="id12" draw:end-glue-point="1" svg:d="M11100 17511h-501l-898-291h-501" svg:viewBox="0 0 1901 292">
          <text:p/>
        </draw:connector>
        <draw:connector draw:style-name="gr13" draw:text-style-name="P11" draw:layer="layout" draw:type="lines" svg:x1="11.1cm" svg:y1="18.588cm" svg:x2="9.2cm" svg:y2="18.58cm" draw:start-shape="id13" draw:start-glue-point="3" draw:end-shape="id14" draw:end-glue-point="1" svg:d="M11100 18588h-501l-898-8h-501" svg:viewBox="0 0 1901 9">
          <text:p/>
        </draw:connector>
        <draw:connector draw:style-name="gr13" draw:text-style-name="P11" draw:layer="layout" draw:type="lines" svg:x1="14.5cm" svg:y1="14.2cm" svg:x2="9.6cm" svg:y2="8.6cm" draw:start-shape="id6" draw:start-glue-point="0" draw:end-shape="id15" draw:end-glue-point="2" svg:d="M14500 14200v-501l-4900-4598v-501" svg:viewBox="0 0 4901 5601">
          <text:p/>
        </draw:connector>
        <draw:custom-shape draw:style-name="gr17" draw:text-style-name="P10" draw:layer="layout" svg:width="5cm" svg:height="1cm" svg:x="1.7cm" svg:y="7.3cm">
          <text:p text:style-name="P1">Bill of material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6.2cm" svg:height="1cm" svg:x="1.7cm" svg:y="6.1cm">
          <text:p text:style-name="P1">Tolerance calculation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2cm" svg:height="1cm" svg:x="1.7cm" svg:y="4.9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cm" svg:height="1cm" svg:x="9.2cm" svg:y="7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cm" svg:height="1cm" svg:x="1.7cm" svg:y="11.7cm">
          <text:p text:style-name="P1">Material definitio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cm" svg:height="1cm" svg:x="1.7cm" svg:y="15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2cm" svg:height="1cm" svg:x="1.7cm" svg:y="10.5cm">
          <text:p text:style-name="P1">Performance expectation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1.1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2.3cm">
          <text:p text:style-name="P1">Tolerances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6cm" svg:height="1cm" svg:x="21.5cm" svg:y="13.5cm">
          <text:p text:style-name="P1">Surface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3cm" svg:height="1cm" svg:x="9.2cm" svg:y="6.1cm">
          <text:p text:style-name="P1">Application notes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8.3cm" svg:height="1cm" svg:x="9.2cm" svg:y="4.9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6.2cm" svg:height="1.7cm" svg:x="1.7cm" svg:y="12.9cm">
          <text:p text:style-name="P1">Tests and acceptance criteria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type="lines" draw:line-skew="0.099cm" svg:x1="17.7cm" svg:y1="6.2cm" svg:x2="19.8cm" svg:y2="4.75cm" draw:start-shape="id15" draw:start-glue-point="1" draw:end-shape="id7" draw:end-glue-point="3" svg:d="M17700 6200h600l999-1450h501" svg:viewBox="0 0 2101 1451">
          <text:p/>
        </draw:connector>
        <draw:frame draw:style-name="gr25" draw:text-style-name="P15" draw:layer="layout" svg:width="15.7cm" svg:height="0.8cm" svg:x="13cm" svg:y="0.2cm">
          <draw:text-box>
            <text:p text:style-name="P14"><text:span text:style-name="T1">©</text:span><text:span text:style-name="T2"> https://github.com/6ffm70/opensource_mechanicalengineering/ </text:span><text:span text:style-name="T2"><text:tab/></text:span><text:span text:style-name="T2"><text:tab/></text:span><text:span text:style-name="T2">CC0-1.0 License</text:span></text:p>
          </draw:text-box>
        </draw:frame>
        <draw:custom-shape draw:style-name="gr21" draw:text-style-name="P13" draw:layer="layout" svg:width="6cm" svg:height="1cm" svg:x="21.5cm" svg:y="14.7cm">
          <text:p text:style-name="P1">...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5" draw:layer="layout" svg:width="0.869cm" svg:height="0.869cm" svg:x="27cm" svg:y="16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3" draw:layer="layout" svg:width="0.804cm" svg:height="0.6cm" svg:x="27.032cm" svg:y="16.265cm">
            <draw:image xlink:href="Pictures/100001E2000001970000013048E5CEE4BB8E0D4A.svg" xlink:type="simple" xlink:show="embed" xlink:actuate="onLoad" loext:mime-type="image/svg+xml">
              <text:p/>
            </draw:image>
            <draw:image xlink:href="Pictures/100002010000001B000000144A2F031EB5B044D4.png" xlink:type="simple" xlink:show="embed" xlink:actuate="onLoad" loext:mime-type="image/png"/>
          </draw:frame>
        </draw:g>
        <draw:g>
          <draw:custom-shape draw:style-name="gr26" draw:text-style-name="P5" draw:layer="layout" svg:width="0.869cm" svg:height="0.869cm" svg:x="27.031cm" svg:y="17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3" draw:layer="layout" svg:width="0.804cm" svg:height="0.6cm" svg:x="27.063cm" svg:y="17.365cm">
            <draw:image xlink:href="Pictures/100001E2000001970000013048E5CEE4BB8E0D4A.svg" xlink:type="simple" xlink:show="embed" xlink:actuate="onLoad" loext:mime-type="image/svg+xml">
              <text:p/>
            </draw:image>
            <draw:image xlink:href="Pictures/100002010000001B000000144A2F031EB5B044D4.png" xlink:type="simple" xlink:show="embed" xlink:actuate="onLoad" loext:mime-type="image/png"/>
          </draw:frame>
        </draw:g>
        <draw:frame draw:style-name="gr28" draw:text-style-name="P16" draw:layer="layout" svg:width="3.321cm" svg:height="0.983cm" svg:x="9.4cm" svg:y="2.2cm">
          <draw:text-box>
            <text:p>Mechanic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 1451 Mittelschrift1" svg:font-family="'DIN 1451 Mittelschrift'"/>
    <style:font-face style:name="DIN 1451 Mittelschrift" svg:font-family="'DIN 1451 Mittelschrift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IN 1451 Mittelschrift" fo:font-family="'DIN 1451 Mittelschrift'" style:font-style-name="Standard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12:57:26.670917736</meta:creation-date>
    <dc:date>2020-08-09T14:44:18.214497052</dc:date>
    <meta:editing-duration>PT1H5M4S</meta:editing-duration>
    <meta:editing-cycles>21</meta:editing-cycles>
    <meta:generator>LibreOffice/6.4.4.2$Linux_X86_64 LibreOffice_project/40$Build-2</meta:generator>
    <meta:document-statistic meta:object-count="53"/>
  </office:meta>
</office:document-meta>
</file>